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dScopeStack.push( String scope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dScopeStack.po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dScopeStack.peek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dScopeStack.getIdForTagId( String tag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